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44cm" fo:margin-left="0.009cm" fo:margin-top="0cm" fo:margin-bottom="0cm" table:align="left" style:writing-mode="lr-tb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2.501cm"/>
    </style:style>
    <style:style style:name="Table1.E" style:family="table-column">
      <style:table-column-properties style:column-width="4.15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paragraph-rsid="000f164f" style:letter-kerning="false" style:font-name-asian="Times New Roman1" style:language-asian="en" style:country-asian="GB" style:font-name-complex="Times New Roman1" style:language-complex="ar" style:country-complex="SA"/>
    </style:style>
    <style:style style:name="P2" style:family="paragraph" style:parent-style-name="Text_20_body">
      <style:paragraph-properties fo:margin-top="0.049cm" fo:margin-bottom="0.049cm" style:contextual-spacing="false" fo:text-align="center" style:justify-single-word="false" fo:orphans="2" fo:widows="2"/>
      <style:text-properties style:font-name="Times New Roman" fo:font-size="10pt" fo:language="en" fo:country="GB" fo:font-weight="bold" officeooo:rsid="000fe025" officeooo:paragraph-rsid="0011136b" style:letter-kerning="false" style:font-name-asian="Times New Roman1" style:font-size-asian="10pt" style:language-asian="en" style:country-asian="GB" style:font-weight-asian="bold" style:font-name-complex="Times New Roman1" style:font-size-complex="10pt" style:language-complex="ar" style:country-complex="SA" style:font-weight-complex="bold"/>
    </style:style>
    <style:style style:name="P3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rsid="000fe025" officeooo:paragraph-rsid="000fe025" style:letter-kerning="false" style:font-name-asian="Times New Roman1" style:language-asian="en" style:country-asian="GB" style:font-name-complex="Times New Roman1" style:language-complex="ar" style:country-complex="SA"/>
    </style:style>
    <style:style style:name="P4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5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6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rsid="0011136b" officeooo:paragraph-rsid="0011136b" style:letter-kerning="false" style:font-name-asian="Times New Roman1" style:language-asian="en" style:country-asian="GB" style:font-name-complex="Times New Roman1" style:language-complex="ar" style:country-complex="SA"/>
    </style:style>
    <style:style style:name="P7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16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8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1136b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9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0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font-size="8pt" fo:language="en" fo:country="GB" officeooo:rsid="0011136b" officeooo:paragraph-rsid="0011136b" style:letter-kerning="false" style:font-name-asian="Times New Roman1" style:font-size-asian="8pt" style:language-asian="en" style:country-asian="GB" style:font-name-complex="Times New Roman1" style:font-size-complex="8pt" style:language-complex="ar" style:country-complex="SA"/>
    </style:style>
    <style:style style:name="P11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1136b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2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6c956" officeooo:paragraph-rsid="0016c956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3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font-size="8pt" fo:language="en" fo:country="GB" officeooo:rsid="0011136b" officeooo:paragraph-rsid="0014744e" style:letter-kerning="false" style:font-name-asian="Times New Roman1" style:font-size-asian="8pt" style:language-asian="en" style:country-asian="GB" style:font-name-complex="Times New Roman1" style:font-size-complex="8pt" style:language-complex="ar" style:country-complex="SA"/>
    </style:style>
    <style:style style:name="P14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4744e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5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4744e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6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4f86f" officeooo:paragraph-rsid="0014f86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7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8" style:family="paragraph" style:parent-style-name="Text_20_body">
      <style:paragraph-properties fo:margin-top="0cm" fo:margin-bottom="0.101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9" style:family="paragraph" style:parent-style-name="Text_20_body">
      <style:paragraph-properties fo:margin-left="1.251cm" fo:margin-top="0cm" fo:margin-bottom="0.21cm" style:contextual-spacing="false" fo:text-align="left" style:justify-single-word="false" fo:orphans="2" fo:widows="2" fo:text-indent="0cm" style:auto-text-indent="false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0" style:family="paragraph" style:parent-style-name="Text_20_body">
      <style:paragraph-properties fo:margin-left="1.251cm" fo:margin-top="0cm" fo:margin-bottom="0.101cm" style:contextual-spacing="false" fo:text-align="left" style:justify-single-word="false" fo:orphans="2" fo:widows="2" fo:text-indent="0cm" style:auto-text-indent="false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1" style:family="paragraph" style:parent-style-name="Text_20_body">
      <style:paragraph-properties fo:margin-left="1.251cm" fo:margin-top="0cm" fo:margin-bottom="0.101cm" style:contextual-spacing="false" fo:text-align="left" style:justify-single-word="false" fo:orphans="2" fo:widows="2" fo:text-indent="0cm" style:auto-text-indent="false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2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3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4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5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6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7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8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9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0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1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6c956" officeooo:paragraph-rsid="0016c956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2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6c956" officeooo:paragraph-rsid="0016c956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3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6c956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4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88bd4" officeooo:paragraph-rsid="00188bd4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5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6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7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4744e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8" style:family="paragraph" style:parent-style-name="Standard">
      <style:text-properties officeooo:paragraph-rsid="000f164f"/>
    </style:style>
    <style:style style:name="T1" style:family="text">
      <style:text-properties style:font-name="Courier New" fo:font-size="8pt" style:font-size-asian="8pt" style:font-name-complex="Courier New1" style:font-size-complex="8pt"/>
    </style:style>
    <style:style style:name="T2" style:family="text">
      <style:text-properties style:font-name="Courier New" style:font-name-complex="Courier New1"/>
    </style:style>
    <style:style style:name="T3" style:family="text">
      <style:text-properties style:font-name="Courier New" fo:font-size="8pt" officeooo:rsid="0014744e" style:font-size-asian="8pt" style:font-name-complex="Courier New1" style:font-size-complex="8pt"/>
    </style:style>
    <style:style style:name="T4" style:family="text">
      <style:text-properties style:font-name="Courier New" fo:font-size="8pt" officeooo:rsid="000fe025" style:font-size-asian="8pt" style:font-name-complex="Courier New1" style:font-size-complex="8pt"/>
    </style:style>
    <style:style style:name="T5" style:family="text">
      <style:text-properties officeooo:rsid="0016c956"/>
    </style:style>
    <style:style style:name="T6" style:family="text">
      <style:text-properties officeooo:rsid="0014f86f"/>
    </style:style>
    <style:style style:name="T7" style:family="text">
      <style:text-properties style:font-name="Courier New" officeooo:rsid="0011136b" style:font-name-complex="Courier New1"/>
    </style:style>
    <style:style style:name="T8" style:family="text">
      <style:text-properties officeooo:rsid="00134b4f"/>
    </style:style>
    <style:style style:name="T9" style:family="text">
      <style:text-properties officeooo:rsid="0014744e"/>
    </style:style>
    <style:style style:name="T10" style:family="text">
      <style:text-properties officeooo:rsid="00188b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Method</text:p>
          </table:table-cell>
          <table:table-cell table:style-name="Table1.A1" office:value-type="string">
            <text:p text:style-name="P1">Test ID</text:p>
          </table:table-cell>
          <table:table-cell table:style-name="Table1.A1" office:value-type="string">
            <text:p text:style-name="P1">Parameter values </text:p>
          </table:table-cell>
          <table:table-cell table:style-name="Table1.A1" office:value-type="string">
            <text:p text:style-name="P1">Comment</text:p>
          </table:table-cell>
          <table:table-cell table:style-name="Table1.A1" office:value-type="string">
            <text:p text:style-name="P1">Expected outcome</text:p>
          </table:table-cell>
        </table:table-row>
        <table:table-row table:style-name="Table1.1">
          <table:table-cell table:style-name="Table1.A1" table:number-columns-spanned="5" office:value-type="string">
            <text:p text:style-name="P2" loext:marker-style-name="T1"><text:span text:style-name="T2">sendEmail(sender:string, recievers:string[], subject:string, body:string): i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 loext:marker-style-name="T1"><text:span text:style-name="T1">sendEmail(sender:string, recievers:string[], subject:string, body:string): int</text:span></text:p>
          </table:table-cell>
          <table:table-cell table:style-name="Table1.A3" office:value-type="string">
            <text:p text:style-name="P1" loext:marker-style-name="T1"><text:span text:style-name="T1">1</text:span></text:p>
          </table:table-cell>
          <table:table-cell table:style-name="Table1.A3" office:value-type="string">
            <text:p text:style-name="P4" loext:marker-style-name="T1">sender = “<text:a xlink:type="simple" xlink:href="mailto:abc@gmail.com" text:style-name="Internet_20_link" text:visited-style-name="Visited_20_Internet_20_Link">abc@gmail.com</text:a>”</text:p>
            <text:p text:style-name="P4" loext:marker-style-name="T1">recievers = “<text:a xlink:type="simple" xlink:href="mailto:def@gmail.com" text:style-name="Internet_20_link" text:visited-style-name="Visited_20_Internet_20_Link">def@gmail.com</text:a>, <text:a xlink:type="simple" xlink:href="mailto:ghi@gmail.com" text:style-name="Internet_20_link" text:visited-style-name="Visited_20_Internet_20_Link">ghi@gmail.com</text:a>”</text:p>
            <text:p text:style-name="P4" loext:marker-style-name="T1">subject = “RE: Email”</text:p>
            <text:p text:style-name="P5" loext:marker-style-name="T1">body = “This is an email.”</text:p>
          </table:table-cell>
          <table:table-cell table:style-name="Table1.A3" office:value-type="string">
            <text:p text:style-name="P6" loext:marker-style-name="T1"><text:span text:style-name="T1">Emails <text:s/>of sender and recievers must exist.</text:span></text:p>
          </table:table-cell>
          <table:table-cell table:style-name="Table1.A3" office:value-type="string">
            <text:p text:style-name="P7" loext:marker-style-name="T1">Status code: 200</text:p>
            <text:p text:style-name="P8" loext:marker-style-name="T1">[“Success”]</text:p>
            <text:p text:style-name="P3" loext:marker-style-name="T1"><text:span text:style-name="T1">Email is sent from appropriate sender (abc), to appropriate recievers (def, ghi), with correct subject heading and body text.</text:span></text:p>
          </table:table-cell>
        </table:table-row>
        <table:table-row table:style-name="Table1.1">
          <table:table-cell table:style-name="Table1.A1" office:value-type="string">
            <text:p text:style-name="P6" loext:marker-style-name="T1"><text:span text:style-name="T1">sendEmail(sender:string, recievers:string[], subject:string, body:string): int</text:span></text:p>
          </table:table-cell>
          <table:table-cell table:style-name="Table1.A1" office:value-type="string">
            <text:p text:style-name="P1" loext:marker-style-name="T1"><text:span text:style-name="T1">2</text:span></text:p>
          </table:table-cell>
          <table:table-cell table:style-name="Table1.A1" office:value-type="string">
            <text:p text:style-name="P5" loext:marker-style-name="T1">sender = “<text:a xlink:type="simple" xlink:href="mailto:abc@gmail.com" text:style-name="Internet_20_link" text:visited-style-name="Visited_20_Internet_20_Link">i</text:a>nvalid_email”</text:p>
          </table:table-cell>
          <table:table-cell table:style-name="Table1.A1" office:value-type="string">
            <text:p text:style-name="P6" loext:marker-style-name="T1"><text:span text:style-name="T3">E</text:span><text:span text:style-name="T1">mail is of invalid format.</text:span></text:p>
          </table:table-cell>
          <table:table-cell table:style-name="Table1.A1" office:value-type="string">
            <text:p text:style-name="P9" loext:marker-style-name="T1">Status code: 400</text:p>
            <text:p text:style-name="P8" loext:marker-style-name="T1">[“Failure”]</text:p>
            <text:p text:style-name="P1" loext:marker-style-name="T1"><text:span text:style-name="T1">No </text:span><text:span text:style-name="T4">email is sent.</text:span></text:p>
          </table:table-cell>
        </table:table-row>
        <table:table-row table:style-name="Table1.1">
          <table:table-cell table:style-name="Table1.A3" office:value-type="string">
            <text:p text:style-name="P10" loext:marker-style-name="T1"><text:span text:style-name="T2">sendEmail(sender:string, recievers:string[], subject:string, body:string): int</text:span></text:p>
          </table:table-cell>
          <table:table-cell table:style-name="Table1.A3" office:value-type="string">
            <text:p text:style-name="P8" loext:marker-style-name="T1">3</text:p>
          </table:table-cell>
          <table:table-cell table:style-name="Table1.A3" office:value-type="string">
            <text:p text:style-name="P8" loext:marker-style-name="T1">recievers = “”</text:p>
          </table:table-cell>
          <table:table-cell table:style-name="Table1.A3" office:value-type="string">
            <text:p text:style-name="P8" loext:marker-style-name="T1">Email is empty.</text:p>
          </table:table-cell>
          <table:table-cell table:style-name="Table1.A3" office:value-type="string">
            <text:p text:style-name="P11" loext:marker-style-name="T1">Status code: <text:span text:style-name="T5">400</text:span></text:p>
            <text:p text:style-name="P8" loext:marker-style-name="T1">[“Failure”]</text:p>
            <text:p text:style-name="P12" loext:marker-style-name="T1">No email is sent.</text:p>
          </table:table-cell>
        </table:table-row>
        <table:table-row table:style-name="Table1.1">
          <table:table-cell table:style-name="Table1.A3" office:value-type="string">
            <text:p text:style-name="P13" loext:marker-style-name="T1"><text:span text:style-name="T2">sendEmail(sender:string, recievers:string[], subject:string, body:string): int</text:span></text:p>
          </table:table-cell>
          <table:table-cell table:style-name="Table1.A3" office:value-type="string">
            <text:p text:style-name="P14" loext:marker-style-name="T1">4</text:p>
          </table:table-cell>
          <table:table-cell table:style-name="Table1.A3" office:value-type="string">
            <text:p text:style-name="P14" loext:marker-style-name="T1">recievers = “<text:a xlink:type="simple" xlink:href="mailto:def@gmail.com" text:style-name="Internet_20_link" text:visited-style-name="Visited_20_Internet_20_Link">def@gmail.com</text:a>, <text:a xlink:type="simple" xlink:href="mailto:ghi@gmail.com" text:style-name="Internet_20_link" text:visited-style-name="Visited_20_Internet_20_Link">ghi@gmail.com</text:a>, nothing@gmail.com”</text:p>
          </table:table-cell>
          <table:table-cell table:style-name="Table1.A3" office:value-type="string">
            <text:p text:style-name="P14" loext:marker-style-name="T1">Reciever email(s) do not exist.</text:p>
          </table:table-cell>
          <table:table-cell table:style-name="Table1.A3" office:value-type="string">
            <text:p text:style-name="P15" loext:marker-style-name="T1">Status code: <text:span text:style-name="T5">502</text:span></text:p>
            <text:p text:style-name="P15" loext:marker-style-name="T1">[“<text:span text:style-name="T6">Failure”]</text:span></text:p>
            <text:p text:style-name="P15" loext:marker-style-name="T1"/>
            <text:p text:style-name="P16" loext:marker-style-name="T1">The email is attempted to be sent, but will not send to the invalid address <text:span text:style-name="T5">as the response from the SMTP gateway is invalid.</text:span></text:p>
          </table:table-cell>
        </table:table-row>
        <table:table-row table:style-name="Table1.1">
          <table:table-cell table:style-name="Table1.A3" table:number-columns-spanned="5" office:value-type="string">
            <text:p text:style-name="P2" loext:marker-style-name="T1"><text:span text:style-name="T7">processPayment(currency:char, amount:float, cardDetails:Card): i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8" loext:marker-style-name="T1">processPayment(currency:char, amount:float, cardDetails:Card): int</text:p>
          </table:table-cell>
          <table:table-cell table:style-name="Table1.A3" office:value-type="string">
            <text:p text:style-name="P14" loext:marker-style-name="T1">5</text:p>
          </table:table-cell>
          <table:table-cell table:style-name="Table1.A3" office:value-type="string">
            <text:p text:style-name="P17" loext:marker-style-name="T1">currency = “£”</text:p>
            <text:p text:style-name="P17" loext:marker-style-name="T1">amount = “10”</text:p>
            <text:p text:style-name="P18" loext:marker-style-name="T1">cardDetails = {</text:p>
            <text:p text:style-name="P19" loext:marker-style-name="T1">senderCardHolderName: “name”</text:p>
            <text:p text:style-name="P19" loext:marker-style-name="T1">senderCardNo: “1234 5678 9012 3456”</text:p>
            <text:p text:style-name="P19" loext:marker-style-name="T1">senderExpirationDate: “05-21”</text:p>
            <text:p text:style-name="P20" loext:marker-style-name="T1">senderCVC: “123”</text:p>
            <text:p text:style-name="P20" loext:marker-style-name="T1">recieverCardHolderName: “name2”</text:p>
            <text:p text:style-name="P20" loext:marker-style-name="T1">recieverAccountNo: “1234 567<text:span text:style-name="T8">8</text:span>”</text:p>
            <text:p text:style-name="P21" loext:marker-style-name="T1">recieverSortCode: “123 456”</text:p>
            <text:p text:style-name="P22" loext:marker-style-name="T1">}</text:p>
          </table:table-cell>
          <table:table-cell table:style-name="Table1.A3" office:value-type="string">
            <text:p text:style-name="P22" loext:marker-style-name="T1">Card details must correspond to a valid card with a sufficient amount of funds and a valid account able to receive funds.</text:p>
          </table:table-cell>
          <table:table-cell table:style-name="Table1.A3" office:value-type="string">
            <text:p text:style-name="P23" loext:marker-style-name="T1">Status code: 200</text:p>
            <text:p text:style-name="P24" loext:marker-style-name="T1">[“Success”]</text:p>
            <text:p text:style-name="P24" loext:marker-style-name="T1">Payment <text:span text:style-name="T8">of appropriate amount </text:span>is made <text:span text:style-name="T8">from sender account to reciever account.</text:span></text:p>
          </table:table-cell>
        </table:table-row>
        <table:table-row table:style-name="Table1.1">
          <table:table-cell table:style-name="Table1.A3" office:value-type="string">
            <text:p text:style-name="P8" loext:marker-style-name="T1">processPayment(currency:char, amount:float, cardDetails:Card): int</text:p>
          </table:table-cell>
          <table:table-cell table:style-name="Table1.A3" office:value-type="string">
            <text:p text:style-name="P14" loext:marker-style-name="T1">6</text:p>
          </table:table-cell>
          <table:table-cell table:style-name="Table1.A3" office:value-type="string">
            <text:p text:style-name="P25" loext:marker-style-name="T1">senderCardHolderName: “”</text:p>
            <text:p text:style-name="P26" loext:marker-style-name="T1">recieverAccountNo: “”</text:p>
          </table:table-cell>
          <table:table-cell table:style-name="Table1.A3" office:value-type="string">
            <text:p text:style-name="P26" loext:marker-style-name="T1">Card details of sender or reciever are incomplete.</text:p>
          </table:table-cell>
          <table:table-cell table:style-name="Table1.A3" office:value-type="string">
            <text:p text:style-name="P27" loext:marker-style-name="T1">Status code: 40<text:span text:style-name="T5">1</text:span></text:p>
            <text:p text:style-name="P28" loext:marker-style-name="T1">[“Failure”]</text:p>
            <text:p text:style-name="P28" loext:marker-style-name="T1">No payment is made, <text:span text:style-name="T5">and an authorization request is made to the client to complete the transaction</text:span>.</text:p>
          </table:table-cell>
        </table:table-row>
        <table:table-row table:style-name="Table1.1">
          <table:table-cell table:style-name="Table1.A3" office:value-type="string">
            <text:p text:style-name="P8" loext:marker-style-name="T1">processPayment(currency:char, amount:float, <text:soft-page-break/>cardDetails:Card): int</text:p>
          </table:table-cell>
          <table:table-cell table:style-name="Table1.A3" office:value-type="string">
            <text:p text:style-name="P14" loext:marker-style-name="T1">7</text:p>
          </table:table-cell>
          <table:table-cell table:style-name="Table1.A3" office:value-type="string">
            <text:p text:style-name="P29" loext:marker-style-name="T1">currency = “<text:span text:style-name="T8">GBP</text:span>”</text:p>
          </table:table-cell>
          <table:table-cell table:style-name="Table1.A3" office:value-type="string">
            <text:p text:style-name="P26" loext:marker-style-name="T1">Currency is not <text:soft-page-break/>supported format.</text:p>
          </table:table-cell>
          <table:table-cell table:style-name="Table1.A3" office:value-type="string">
            <text:p text:style-name="P27" loext:marker-style-name="T1">Status code: 400</text:p>
            <text:p text:style-name="P28" loext:marker-style-name="T1"><text:soft-page-break/>[“Failure”]</text:p>
            <text:p text:style-name="P28" loext:marker-style-name="T1">No payment is made.</text:p>
          </table:table-cell>
        </table:table-row>
        <table:table-row table:style-name="Table1.1">
          <table:table-cell table:style-name="Table1.A3" office:value-type="string">
            <text:p text:style-name="P30" loext:marker-style-name="T1">processPayment(currency:char, amount:float, cardDetails:Card): int</text:p>
          </table:table-cell>
          <table:table-cell table:style-name="Table1.A3" office:value-type="string">
            <text:p text:style-name="P14" loext:marker-style-name="T1">8</text:p>
          </table:table-cell>
          <table:table-cell table:style-name="Table1.A3" office:value-type="string">
            <text:p text:style-name="P31" loext:marker-style-name="T1">amount = 10000</text:p>
          </table:table-cell>
          <table:table-cell table:style-name="Table1.A3" office:value-type="string">
            <text:p text:style-name="P12" loext:marker-style-name="T1">Funds are not available in sender account.</text:p>
          </table:table-cell>
          <table:table-cell table:style-name="Table1.A3" office:value-type="string">
            <text:p text:style-name="P32" loext:marker-style-name="T1">Status code: 502</text:p>
            <text:p text:style-name="P32" loext:marker-style-name="T1"/>
            <text:p text:style-name="P32" loext:marker-style-name="T1">No payment is made as the response from the Payment Processor gateway is invalid.</text:p>
          </table:table-cell>
        </table:table-row>
        <table:table-row table:style-name="Table1.1">
          <table:table-cell table:style-name="Table1.A3" office:value-type="string">
            <text:p text:style-name="P33" loext:marker-style-name="T1">processPayment(currency:char, amount:float, cardDetails:Card): int</text:p>
          </table:table-cell>
          <table:table-cell table:style-name="Table1.A3" office:value-type="string">
            <text:p text:style-name="P34" loext:marker-style-name="T1">9</text:p>
          </table:table-cell>
          <table:table-cell table:style-name="Table1.A3" office:value-type="string">
            <text:p text:style-name="P31" loext:marker-style-name="T1"/>
          </table:table-cell>
          <table:table-cell table:style-name="Table1.A3" office:value-type="string">
            <text:p text:style-name="P12" loext:marker-style-name="T1">Too many invalid requests are made in a short period of time.</text:p>
          </table:table-cell>
          <table:table-cell table:style-name="Table1.A3" office:value-type="string">
            <text:p text:style-name="P32" loext:marker-style-name="T1">Status code: 429</text:p>
            <text:p text:style-name="P32" loext:marker-style-name="T1"/>
            <text:p text:style-name="P32" loext:marker-style-name="T1">The request is ignored and further requests are also ignored for a period of time (“rate limiting”).</text:p>
          </table:table-cell>
        </table:table-row>
        <table:table-row table:style-name="Table1.1">
          <table:table-cell table:style-name="Table1.A3" table:number-columns-spanned="5" office:value-type="string">
            <text:p text:style-name="P2" loext:marker-style-name="T1"><text:span text:style-name="T7">updateOrderStatus(orderID:int, newStatus:string): i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8" loext:marker-style-name="T1">updateOrderStatus(orderID:int, newStatus:string): int</text:p>
          </table:table-cell>
          <table:table-cell table:style-name="Table1.A3" office:value-type="string">
            <text:p text:style-name="P34" loext:marker-style-name="T1">10</text:p>
          </table:table-cell>
          <table:table-cell table:style-name="Table1.A3" office:value-type="string">
            <text:p text:style-name="P25" loext:marker-style-name="T1"><text:span text:style-name="T9">o</text:span>rderID = 1</text:p>
            <text:p text:style-name="P26" loext:marker-style-name="T1">newStatus = “<text:span text:style-name="T9">Shipped”</text:span></text:p>
          </table:table-cell>
          <table:table-cell table:style-name="Table1.A3" office:value-type="string">
            <text:p text:style-name="P14" loext:marker-style-name="T1">Order ID exists.</text:p>
            <text:p text:style-name="P14" loext:marker-style-name="T1">Status is supported in enumeration class of statuses for orders.</text:p>
          </table:table-cell>
          <table:table-cell table:style-name="Table1.A3" office:value-type="string">
            <text:p text:style-name="P35" loext:marker-style-name="T1">Status code: 200</text:p>
            <text:p text:style-name="P36" loext:marker-style-name="T1">[“Success”]</text:p>
            <text:p text:style-name="P37" loext:marker-style-name="T1">Order status is updated.</text:p>
          </table:table-cell>
        </table:table-row>
        <table:table-row table:style-name="Table1.1">
          <table:table-cell table:style-name="Table1.A3" office:value-type="string">
            <text:p text:style-name="P8" loext:marker-style-name="T1">updateOrderStatus(orderID:int, newStatus:string): int</text:p>
          </table:table-cell>
          <table:table-cell table:style-name="Table1.A3" office:value-type="string">
            <text:p text:style-name="P14" loext:marker-style-name="T1">1<text:span text:style-name="T10">1</text:span></text:p>
          </table:table-cell>
          <table:table-cell table:style-name="Table1.A3" office:value-type="string">
            <text:p text:style-name="P14" loext:marker-style-name="T1">orderID = one</text:p>
          </table:table-cell>
          <table:table-cell table:style-name="Table1.A3" office:value-type="string">
            <text:p text:style-name="P14" loext:marker-style-name="T1">Empty</text:p>
          </table:table-cell>
          <table:table-cell table:style-name="Table1.A3" office:value-type="string">
            <text:p text:style-name="P35" loext:marker-style-name="T1">Status code: <text:span text:style-name="T9">400</text:span></text:p>
            <text:p text:style-name="P36" loext:marker-style-name="T1">[“<text:span text:style-name="T9">Failure</text:span>”]</text:p>
            <text:p text:style-name="P37" loext:marker-style-name="T1">Order status is not updated.</text:p>
          </table:table-cell>
        </table:table-row>
        <table:table-row table:style-name="Table1.1">
          <table:table-cell table:style-name="Table1.A3" office:value-type="string">
            <text:p text:style-name="P8" loext:marker-style-name="T1">updateOrderStatus(orderID:int, newStatus:string): int</text:p>
          </table:table-cell>
          <table:table-cell table:style-name="Table1.A3" office:value-type="string">
            <text:p text:style-name="P14" loext:marker-style-name="T1">1<text:span text:style-name="T10">2</text:span></text:p>
          </table:table-cell>
          <table:table-cell table:style-name="Table1.A3" office:value-type="string">
            <text:p text:style-name="P14" loext:marker-style-name="T1">orderID = -1</text:p>
          </table:table-cell>
          <table:table-cell table:style-name="Table1.A3" office:value-type="string">
            <text:p text:style-name="P14" loext:marker-style-name="T1">Order ID does not exist.</text:p>
          </table:table-cell>
          <table:table-cell table:style-name="Table1.A3" office:value-type="string">
            <text:p text:style-name="P35" loext:marker-style-name="T1">Status code: <text:span text:style-name="T9">400</text:span></text:p>
            <text:p text:style-name="P36" loext:marker-style-name="T1">[“<text:span text:style-name="T9">Failure</text:span>”]</text:p>
            <text:p text:style-name="P37" loext:marker-style-name="T1">Order status is not updated.</text:p>
          </table:table-cell>
        </table:table-row>
        <table:table-row table:style-name="Table1.1">
          <table:table-cell table:style-name="Table1.A3" office:value-type="string">
            <text:p text:style-name="P30" loext:marker-style-name="T1">updateOrderStatus(orderID:int, newStatus:string): int</text:p>
          </table:table-cell>
          <table:table-cell table:style-name="Table1.A3" office:value-type="string">
            <text:p text:style-name="P14" loext:marker-style-name="T1">1<text:span text:style-name="T10">3</text:span></text:p>
          </table:table-cell>
          <table:table-cell table:style-name="Table1.A3" office:value-type="string">
            <text:p text:style-name="P14" loext:marker-style-name="T1">newStatus = “nothing”</text:p>
          </table:table-cell>
          <table:table-cell table:style-name="Table1.A3" office:value-type="string">
            <text:p text:style-name="P14" loext:marker-style-name="T1">Status is not supported.</text:p>
          </table:table-cell>
          <table:table-cell table:style-name="Table1.A3" office:value-type="string">
            <text:p text:style-name="P35" loext:marker-style-name="T1">Status code: <text:span text:style-name="T9">400</text:span></text:p>
            <text:p text:style-name="P36" loext:marker-style-name="T1">[“<text:span text:style-name="T9">Failure</text:span>”]</text:p>
            <text:p text:style-name="P37" loext:marker-style-name="T1">Order status is not updated.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10:37:20.826766039</meta:creation-date>
    <dc:date>2026-02-27T12:57:35.252574292</dc:date>
    <meta:editing-duration>PT38M6S</meta:editing-duration>
    <meta:editing-cycles>4</meta:editing-cycles>
    <meta:generator>LibreOffice/26.2.0.3$Linux_X86_64 LibreOffice_project/620$Build-3</meta:generator>
    <meta:print-date>2026-02-27T12:36:29.815490669</meta:print-date>
    <meta:printed-by>PDF files</meta:printed-by>
    <meta:document-statistic meta:table-count="1" meta:image-count="0" meta:object-count="0" meta:page-count="2" meta:paragraph-count="112" meta:word-count="448" meta:character-count="3379" meta:non-whitespace-character-count="3041"/>
  </office:meta>
</office:document-meta>
</file>